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007in" fo:margin-left="0.0042in" fo:margin-top="0in" fo:margin-bottom="0in" table:align="left"/>
    </style:style>
    <style:style style:name="Table1.A" style:family="table-column">
      <style:table-column-properties style:column-width="1.1542in"/>
    </style:style>
    <style:style style:name="Table1.B" style:family="table-column">
      <style:table-column-properties style:column-width="0.3125in"/>
    </style:style>
    <style:style style:name="Table1.C" style:family="table-column">
      <style:table-column-properties style:column-width="0.3208in"/>
    </style:style>
    <style:style style:name="Table1.F" style:family="table-column">
      <style:table-column-properties style:column-width="0.3215in"/>
    </style:style>
    <style:style style:name="Table1.I" style:family="table-column">
      <style:table-column-properties style:column-width="0.3299in"/>
    </style:style>
    <style:style style:name="Table1.J" style:family="table-column">
      <style:table-column-properties style:column-width="0.3035in"/>
    </style:style>
    <style:style style:name="Table1.Q" style:family="table-column">
      <style:table-column-properties style:column-width="0.316in"/>
    </style:style>
    <style:style style:name="Table1.1" style:family="table-row">
      <style:table-row-properties style:min-row-height="0.3153in" fo:keep-together="auto"/>
    </style:style>
    <style:style style:name="Table1.A1" style:family="table-cell">
      <style:table-cell-properties style:vertical-align="bottom" fo:padding-left="0.0785in" fo:padding-right="0.075in" fo:padding-top="0in" fo:padding-bottom="0in" fo:border-left="0.5pt solid #000000" fo:border-right="none" fo:border-top="0.5pt solid #000000" fo:border-bottom="0.5pt solid #000000"/>
    </style:style>
    <style:style style:name="Table1.B1" style:family="table-cell">
      <style:table-cell-properties style:vertical-align="bottom" fo:background-color="#dee6ef" fo:padding-left="0.0785in" fo:padding-right="0.075in" fo:padding-top="0in" fo:padding-bottom="0in" fo:border-left="0.5pt solid #000000" fo:border-right="none" fo:border-top="0.5pt solid #000000" fo:border-bottom="0.5pt solid #000000">
        <style:background-image/>
      </style:table-cell-properties>
    </style:style>
    <style:style style:name="Table1.Q1" style:family="table-cell">
      <style:table-cell-properties style:vertical-align="bottom" fo:background-color="#dee6ef" fo:padding-left="0.0785in" fo:padding-right="0.075in" fo:padding-top="0in" fo:padding-bottom="0in" fo:border="0.5pt solid #000000">
        <style:background-image/>
      </style:table-cell-properties>
    </style:style>
    <style:style style:name="Table1.2" style:family="table-row">
      <style:table-row-properties style:min-row-height="0.1778in" fo:keep-together="auto"/>
    </style:style>
    <style:style style:name="Table1.B2" style:family="table-cell">
      <style:table-cell-properties style:vertical-align="bottom" fo:background-color="#3465a4" fo:padding-left="0.0785in" fo:padding-right="0.075in" fo:padding-top="0in" fo:padding-bottom="0in" fo:border-left="0.5pt solid #000000" fo:border-right="none" fo:border-top="0.5pt solid #000000" fo:border-bottom="0.5pt solid #000000">
        <style:background-image/>
      </style:table-cell-properties>
    </style:style>
    <style:style style:name="Table1.Q14" style:family="table-cell">
      <style:table-cell-properties style:vertical-align="bottom" fo:background-color="#3465a4" fo:padding-left="0.0785in" fo:padding-right="0.075in" fo:padding-top="0in" fo:padding-bottom="0in" fo:border="0.5pt solid #000000">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fo:text-align="end"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text-align="start" style:justify-single-word="false">
        <style:tab-stops>
          <style:tab-stop style:position="1.9335in"/>
          <style:tab-stop style:position="5.0583in" style:type="center"/>
          <style:tab-stop style:position="5.25in" style:type="center"/>
        </style:tab-stops>
      </style:paragraph-properties>
    </style:style>
    <style:style style:name="P5" style:family="paragraph" style:parent-style-name="Standard">
      <style:paragraph-properties fo:line-height="100%" fo:text-align="start" style:justify-single-word="false">
        <style:tab-stops>
          <style:tab-stop style:position="1.9335in"/>
          <style:tab-stop style:position="5.0583in" style:type="center"/>
        </style:tab-stops>
      </style:paragraph-properties>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line-height="100%">
        <style:tab-stops>
          <style:tab-stop style:position="1in" style:type="center"/>
        </style:tab-stops>
      </style:paragraph-properties>
    </style:style>
    <style:style style:name="P8" style:family="paragraph" style:parent-style-name="Standard">
      <style:paragraph-properties fo:line-height="100%"/>
      <style:text-properties fo:font-size="14pt" style:font-size-asian="14pt" style:font-size-complex="14pt"/>
    </style:style>
    <style:style style:name="P9" style:family="paragraph" style:parent-style-name="Standard">
      <style:paragraph-properties fo:line-height="100%"/>
      <style:text-properties fo:font-size="14pt" fo:font-weight="bold" style:font-size-asian="14pt" style:font-weight-asian="bold" style:font-size-complex="14pt"/>
    </style:style>
    <style:style style:name="P10" style:family="paragraph" style:parent-style-name="Standard">
      <style:paragraph-properties fo:text-align="justify" style:justify-single-word="false"/>
    </style:style>
    <style:style style:name="P11" style:family="paragraph" style:parent-style-name="Standard">
      <style:text-properties fo:font-style="italic" style:font-style-asian="italic"/>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00%" fo:text-align="center" style:justify-single-word="false" fo:break-before="page"/>
    </style:style>
    <style:style style:name="P14" style:family="paragraph" style:parent-style-name="Standard" style:list-style-name="WWNum1">
      <style:paragraph-properties fo:margin-left="0.5in" fo:margin-right="0in" fo:text-align="justify" style:justify-single-word="false" fo:text-indent="-0.25in" style:auto-text-indent="false"/>
    </style:style>
    <style:style style:name="P15" style:family="paragraph" style:parent-style-name="Standard">
      <style:paragraph-properties fo:margin-top="0in" fo:margin-bottom="0.0827in" loext:contextual-spacing="false" fo:line-height="100%" fo:text-align="justify" style:justify-single-word="false"/>
    </style:style>
    <style:style style:name="P16" style:family="paragraph" style:parent-style-name="Standard">
      <style:paragraph-properties fo:margin-top="0in" fo:margin-bottom="0.0827in" loext:contextual-spacing="false" fo:line-height="100%" fo:text-align="justify" style:justify-single-word="false"/>
      <style:text-properties fo:font-style="italic" style:font-style-asian="italic" fo:background-color="#c0c0c0"/>
    </style:style>
    <style:style style:name="P17" style:family="paragraph" style:parent-style-name="Standard" style:master-page-name="Standard">
      <style:paragraph-properties fo:line-height="100%" fo:text-align="end" style:justify-single-word="false" style:page-number="1"/>
    </style:style>
    <style:style style:name="T1" style:family="text">
      <style:text-properties fo:color="#000000" fo:font-size="12pt" fo:font-style="normal" style:text-underline-style="none" style:font-size-asian="12pt" style:font-style-asian="normal" style:font-size-complex="12pt"/>
    </style:style>
    <style:style style:name="T2" style:family="text">
      <style:text-properties fo:color="#000000" fo:font-size="12pt" fo:font-style="normal" style:font-size-asian="12pt" style:font-style-asian="normal" style:font-size-complex="12pt"/>
    </style:style>
    <style:style style:name="T3" style:family="text">
      <style:text-properties fo:color="#000000" fo:font-size="12pt" style:font-size-asian="12pt" style:font-size-complex="12pt"/>
    </style:style>
    <style:style style:name="T4" style:family="text">
      <style:text-properties fo:color="#000000" fo:font-size="14pt" fo:font-style="normal" style:text-underline-style="none" style:font-size-asian="14pt" style:font-style-asian="normal" style:font-size-complex="14pt"/>
    </style:style>
    <style:style style:name="T5" style:family="text">
      <style:text-properties fo:font-size="11pt" style:font-size-asian="11pt" style:font-size-complex="11pt"/>
    </style:style>
    <style:style style:name="T6" style:family="text">
      <style:text-properties fo:font-size="20pt" style:font-size-asian="20pt" style:font-size-complex="20pt"/>
    </style:style>
    <style:style style:name="T7" style:family="text">
      <style:text-properties fo:font-size="14pt" fo:font-style="normal" style:font-size-asian="14pt" style:font-style-asian="normal" style:font-size-complex="14pt"/>
    </style:style>
    <style:style style:name="T8" style:family="text">
      <style:text-properties fo:font-size="14pt" fo:font-weight="bold" style:font-size-asian="14pt" style:font-weight-asian="bold" style:font-size-complex="14pt"/>
    </style:style>
    <style:style style:name="T9" style:family="text">
      <style:text-properties fo:font-style="normal" style:font-style-asian="normal"/>
    </style:style>
    <style:style style:name="T10" style:family="text">
      <style:text-properties fo:font-style="normal" style:text-underline-style="none" style:font-style-asian="normal"/>
    </style:style>
    <style:style style:name="T11" style:family="text">
      <style:text-properties fo:font-weight="bold" style:font-weight-asian="bold"/>
    </style:style>
    <style:style style:name="T1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
      <text:p text:style-name="P2">Bahía Blanca, 8 de marzo de 2021</text:p>
      <text:p text:style-name="P2"/>
      <text:p text:style-name="P2"/>
      <text:p text:style-name="P1">Señor Director Decano</text:p>
      <text:p text:style-name="P1">Departamento de Ciencias e Ingeniería de la Computación</text:p>
      <text:p text:style-name="P1">Dr. Marcelo A. Falappa</text:p>
      <text:p text:style-name="P1">S/D</text:p>
      <text:p text:style-name="P1"/>
      <text:p text:style-name="P3"/>
      <text:p text:style-name="P3"><text:tab/>Me dirijo a Usted y por su intermedio al Consejo Departamental a fin de presentar la Propuesta de Plan de Proyecto Final que se adjunta, conforme a la reglamentación vigente. Adicionalmente adjunto la historia académica a los efectos de demostrar que me encuentro en las condiciones de correlatividad establecidas en el Plan <text:span text:style-name="T1">2013</text:span> de la Ingeniería<text:span text:style-name="T1"> en Computación.</text:span></text:p>
      <text:p text:style-name="P3"/>
      <text:p text:style-name="P3">Sin otro particular lo saluda atte.</text:p>
      <text:p text:style-name="P3"/>
      <text:p text:style-name="P3"/>
      <text:p text:style-name="P3"/>
      <text:p text:style-name="P4"><text:tab/><text:tab/><text:span text:style-name="T2">Nicolás Landau</text:span></text:p>
      <text:p text:style-name="P5"><text:span text:style-name="T5"><text:tab/><text:tab/>L.U: 103750</text:span></text:p>
      <text:p text:style-name="P5"><text:span text:style-name="T5"><text:tab/><text:tab/>e-mail: nlandau91@gmail.com</text:span></text:p>
      <text:p text:style-name="P13"><text:span text:style-name="T6">Propuesta de Plan de Proyecto Final</text:span></text:p>
      <text:p text:style-name="P6"><text:span text:style-name="T4">Ingeniería en Computación</text:span><text:span text:style-name="T7"> – Plan </text:span><text:span text:style-name="T4">2013</text:span></text:p>
      <text:p text:style-name="P8"/>
      <text:p text:style-name="P3"><text:span text:style-name="T11">Título/Tema</text:span>: Procesamiento, análisis y comparación de huellas dactilares.</text:p>
      <text:p text:style-name="P3"><text:span text:style-name="T11">Área o Dominio de Aplicación:</text:span> Procesamiento de Imágenes, Visión por Computadora.</text:p>
      <text:p text:style-name="P7"><text:span text:style-name="T11">Alumno</text:span>: Nicolas Landau.</text:p>
      <text:p text:style-name="P3"><text:span text:style-name="T11">Director</text:span>: Dana K. Urribarri.</text:p>
      <text:p text:style-name="P3"/>
      <text:p text:style-name="P3"/>
      <text:p text:style-name="P3"/>
      <text:p text:style-name="P3"><text:span text:style-name="T8">Introducción</text:span></text:p>
      <text:p text:style-name="P10">El análisis de huellas dactilares es un <text:span text:style-name="T3">método</text:span> de identificación biom<text:span text:style-name="T3">é</text:span>trico ampliamente utilizado en todo el mundo. <text:span text:style-name="T3">Originalmente utilizado en el campo forense, hoy en día se utiliza para identificación y verificación en diversos ámbitos que van desde lo criminalístico hasta tomar una </text:span>fotografía<text:span text:style-name="T3"> con un celular. Para poder suplir estas demandas cada vez mayores, se necesita implementar sistemas automatizados de identificación de impresiones de huellas dactilares. Estos sistemas son básicamente sistemas de reconocimiento de patrones, en los cuales primero es necesario adecuar la imagen original para su tratamiento, luego se realiza un análisis en el cual se extraen características relevantes, y finalmente estas características se utilizan para realizar una comparación con otras huellas. </text:span></text:p>
      <text:p text:style-name="P10"/>
      <text:p text:style-name="P3"><text:span text:style-name="T8">Objetivos</text:span></text:p>
      <text:p text:style-name="P10"><text:span text:style-name="T9">El objetivo general del proyecto es desarrollar un programa que permita analizar huellas digitales y almacenar sus características, verificar e identificar huellas utilizando las previamente ingresadas, y analizar o comparar huellas sin necesidad de que formen parte de la base de datos. Todos los pasos del proceso podrán ser configurados para elegir distintos métodos o parámetros.</text:span></text:p>
      <text:p text:style-name="P10"><text:span text:style-name="T9">En particular, </text:span>será<text:span text:style-name="T9"> necesario:</text:span></text:p>
      <text:list xml:id="list960171102" text:style-name="WWNum1">
        <text:list-item>
          <text:p text:style-name="P14"><text:span text:style-name="T9">Elegir las herramientas.</text:span></text:p>
        </text:list-item>
        <text:list-item>
          <text:p text:style-name="P14"><text:span text:style-name="T9">Configurar el entorno de desarrollo.</text:span></text:p>
        </text:list-item>
        <text:list-item>
          <text:p text:style-name="P14"><text:span text:style-name="T9">Conseguir huellas de muestra.</text:span></text:p>
        </text:list-item>
        <text:list-item>
          <text:p text:style-name="P14"><text:span text:style-name="T9">Diseñar e implementar la interfaz de usuario.</text:span></text:p>
        </text:list-item>
        <text:list-item>
          <text:p text:style-name="P14"><text:span text:style-name="T2">Implementación de </text:span>módulo<text:span text:style-name="T2"> de preprocesado de huellas.</text:span></text:p>
        </text:list-item>
        <text:list-item>
          <text:p text:style-name="P14"><text:soft-page-break/><text:span text:style-name="T2">Implementación de </text:span>módulo<text:span text:style-name="T2"> de análisis de huellas.</text:span></text:p>
        </text:list-item>
        <text:list-item>
          <text:p text:style-name="P14"><text:span text:style-name="T2">Implementación de </text:span>módulo<text:span text:style-name="T2"> de comparación de huellas.</text:span></text:p>
        </text:list-item>
        <text:list-item>
          <text:p text:style-name="P14"><text:span text:style-name="T2">Integrar una base de datos.</text:span></text:p>
        </text:list-item>
        <text:list-item>
          <text:p text:style-name="P14"><text:span text:style-name="T2">Incorporación de métodos alternativos a los módulos.</text:span></text:p>
        </text:list-item>
      </text:list>
      <text:p text:style-name="P11"/>
      <text:p text:style-name="P11"/>
      <text:p text:style-name="P3"><text:span text:style-name="T8">Metodología a emplear</text:span></text:p>
      <text:p text:style-name="P3">En primer lugar se realizará una investigación sobre las huellas dactilares en general para tener un mejor entendimiento del problema. Una vez entendido el problema, es necesario elegir herramientas adecuadas para solucionarlo. Esto incluye el lenguaje de programación, librerías adicionales, frameworks, IDE, control de versión, etc. <text:span text:style-name="T3">Lo siguiente es diseñar la solución, la misma </text:span>será<text:span text:style-name="T3"> de la manera </text:span>más<text:span text:style-name="T3"> modular posible, para maximizar la extensibilidad y minimizar la deuda técnica. <text:s/>Lo siguiente es tener una primera versión del programa en funcionamiento, para esto se implementa un </text:span>módulo<text:span text:style-name="T3"> de preprocesado que solamente realiza un thinning de la huella, un </text:span>módulo<text:span text:style-name="T3"> de extracción con un solo método y una comparación de fuerza bruta, se diseña la interfaz </text:span>gráfica<text:span text:style-name="T3"> y se integra todo. El siguiente paso es incorporar una base de datos al programa para poder almacenar las huellas que se ingresan. Una vez que contamos con una versión en funcionamiento, se procede a incorporar nuevos métodos, para esto es necesario investigar distintos métodos posibles para cada uno de los módulos, implementarlos e incorporarlos. Se </text:span>documentará<text:span text:style-name="T3"> el código paralelamente al desarrollo de la aplicación y se </text:span>realizarán<text:span text:style-name="T3"> </text:span>refactorizaciones<text:span text:style-name="T3"> siempre que sea necesario.</text:span></text:p>
      <text:p text:style-name="P3"/>
      <text:p text:style-name="P3"/>
      <text:p text:style-name="P3"><text:span text:style-name="T8">Actividades y Cronograma Tentativo</text:span></text:p>
      <text:p text:style-name="P15">Para el desarrollo del Proyecto Final propuesto se prevén las siguientes actividades y estimaciones de tiempo:</text:p>
      <text:p text:style-name="P1"><text:bookmark text:name="_gjdgxs"/>A1: Estudio del problema y planteo de solución.</text:p>
      <text:p text:style-name="P1">A2: Evaluación y elección de herramientas.</text:p>
      <text:p text:style-name="P1">A3: Obtención de huellas y búsqueda de conjuntos de datos.</text:p>
      <text:p text:style-name="P1">A4: Diseño e implementación de GUI.</text:p>
      <text:p text:style-name="P1">A5: Diseño de módulos de preprocesado, análisis y comparación.</text:p>
      <text:p text:style-name="P1">A6: Incorporación de método de esqueletizado al módulo de preprocesado.</text:p>
      <text:p text:style-name="P1">A7: Incorporación de método <text:span text:style-name="T3">de detección de minucias al </text:span>módulo<text:span text:style-name="T3"> de preprocesado</text:span>.</text:p>
      <text:p text:style-name="P1">A8: Incorporación de método de descripción de minucias al módulo de preprocesado.</text:p>
      <text:p text:style-name="P1">A8: Incorporación de método <text:span text:style-name="T3">de matching al </text:span>módulo<text:span text:style-name="T3"> de comparación.</text:span></text:p>
      <text:p text:style-name="P1"><text:soft-page-break/>A9: Integración de base de datos.</text:p>
      <text:p text:style-name="P1">A1<text:span text:style-name="T3">0</text:span>: Implementación e incorporación <text:span text:style-name="T3">de métodos avanzados de preprocesamiento.</text:span></text:p>
      <text:p text:style-name="P1">A11: Implementación e incorporación de métodos específicos de detección y descripción de minucias al módulo de análisis.</text:p>
      <text:p text:style-name="P1">A12: Implementación e incorporación de métodos específicos de matching al módulo de comparación. </text:p>
      <text:p text:style-name="Standard">A13: Refactorizaciones necesarias, limpieza de código, debugging.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B" table:number-columns-repeated="2"/>
        <table:table-column table:style-name="Table1.I"/>
        <table:table-column table:style-name="Table1.J"/>
        <table:table-column table:style-name="Table1.B"/>
        <table:table-column table:style-name="Table1.F"/>
        <table:table-column table:style-name="Table1.B" table:number-columns-repeated="2"/>
        <table:table-column table:style-name="Table1.C"/>
        <table:table-column table:style-name="Table1.B"/>
        <table:table-column table:style-name="Table1.Q"/>
        <table:table-row table:style-name="Table1.1">
          <table:table-cell table:style-name="Table1.A1" office:value-type="string">
            <text:p text:style-name="P10"><text:s text:c="2"/>Semana<text:line-break/>Actividad</text:p>
          </table:table-cell>
          <table:table-cell table:style-name="Table1.B1" office:value-type="string">
            <text:p text:style-name="P12">1</text:p>
          </table:table-cell>
          <table:table-cell table:style-name="Table1.B1" office:value-type="string">
            <text:p text:style-name="P12">2</text:p>
          </table:table-cell>
          <table:table-cell table:style-name="Table1.B1" office:value-type="string">
            <text:p text:style-name="P12">3</text:p>
          </table:table-cell>
          <table:table-cell table:style-name="Table1.B1" office:value-type="string">
            <text:p text:style-name="P12">4</text:p>
          </table:table-cell>
          <table:table-cell table:style-name="Table1.B1" office:value-type="string">
            <text:p text:style-name="P12">5</text:p>
          </table:table-cell>
          <table:table-cell table:style-name="Table1.B1" office:value-type="string">
            <text:p text:style-name="P12">6</text:p>
          </table:table-cell>
          <table:table-cell table:style-name="Table1.B1" office:value-type="string">
            <text:p text:style-name="P12">7</text:p>
          </table:table-cell>
          <table:table-cell table:style-name="Table1.B1" office:value-type="string">
            <text:p text:style-name="P12">8</text:p>
          </table:table-cell>
          <table:table-cell table:style-name="Table1.B1" office:value-type="string">
            <text:p text:style-name="P12">9</text:p>
          </table:table-cell>
          <table:table-cell table:style-name="Table1.B1" office:value-type="string">
            <text:p text:style-name="P12">10</text:p>
          </table:table-cell>
          <table:table-cell table:style-name="Table1.B1" office:value-type="string">
            <text:p text:style-name="P12">11</text:p>
          </table:table-cell>
          <table:table-cell table:style-name="Table1.B1" office:value-type="string">
            <text:p text:style-name="P12">12</text:p>
          </table:table-cell>
          <table:table-cell table:style-name="Table1.B1" office:value-type="string">
            <text:p text:style-name="P12">13</text:p>
          </table:table-cell>
          <table:table-cell table:style-name="Table1.B1" office:value-type="string">
            <text:p text:style-name="P12">14</text:p>
          </table:table-cell>
          <table:table-cell table:style-name="Table1.B1" office:value-type="string">
            <text:p text:style-name="P12">15</text:p>
          </table:table-cell>
          <table:table-cell table:style-name="Table1.Q1" office:value-type="string">
            <text:p text:style-name="P12">16</text:p>
          </table:table-cell>
        </table:table-row>
        <table:table-row table:style-name="Table1.2">
          <table:table-cell table:style-name="Table1.B1" office:value-type="string">
            <text:p text:style-name="P12">A1</text:p>
          </table:table-cell>
          <table:table-cell table:style-name="Table1.B2"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Q1" office:value-type="string">
            <text:p text:style-name="P12"/>
          </table:table-cell>
        </table:table-row>
        <table:table-row table:style-name="Table1.2">
          <table:table-cell table:style-name="Table1.B1" office:value-type="string">
            <text:p text:style-name="P12">A2</text:p>
          </table:table-cell>
          <table:table-cell table:style-name="Table1.B1" office:value-type="string">
            <text:p text:style-name="P12"/>
          </table:table-cell>
          <table:table-cell table:style-name="Table1.B2"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Q1" office:value-type="string">
            <text:p text:style-name="P12"/>
          </table:table-cell>
        </table:table-row>
        <table:table-row table:style-name="Table1.2">
          <table:table-cell table:style-name="Table1.B1" office:value-type="string">
            <text:p text:style-name="P12">A3</text:p>
          </table:table-cell>
          <table:table-cell table:style-name="Table1.B1" office:value-type="string">
            <text:p text:style-name="P12"/>
          </table:table-cell>
          <table:table-cell table:style-name="Table1.B2"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Q1" office:value-type="string">
            <text:p text:style-name="P12"/>
          </table:table-cell>
        </table:table-row>
        <table:table-row table:style-name="Table1.2">
          <table:table-cell table:style-name="Table1.B1" office:value-type="string">
            <text:p text:style-name="P12">A4</text:p>
          </table:table-cell>
          <table:table-cell table:style-name="Table1.B1" office:value-type="string">
            <text:p text:style-name="P12"/>
          </table:table-cell>
          <table:table-cell table:style-name="Table1.B1" office:value-type="string">
            <text:p text:style-name="P12"/>
          </table:table-cell>
          <table:table-cell table:style-name="Table1.B2"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Q1" office:value-type="string">
            <text:p text:style-name="P12"/>
          </table:table-cell>
        </table:table-row>
        <table:table-row table:style-name="Table1.2">
          <table:table-cell table:style-name="Table1.B1" office:value-type="string">
            <text:p text:style-name="P12">A5</text:p>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Q1" office:value-type="string">
            <text:p text:style-name="P12"/>
          </table:table-cell>
        </table:table-row>
        <table:table-row table:style-name="Table1.2">
          <table:table-cell table:style-name="Table1.B1" office:value-type="string">
            <text:p text:style-name="P12">A6</text:p>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2"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Q1" office:value-type="string">
            <text:p text:style-name="P12"/>
          </table:table-cell>
        </table:table-row>
        <table:table-row table:style-name="Table1.2">
          <table:table-cell table:style-name="Table1.B1" office:value-type="string">
            <text:p text:style-name="P12">A7</text:p>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2"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Q1" office:value-type="string">
            <text:p text:style-name="P12"/>
          </table:table-cell>
        </table:table-row>
        <table:table-row table:style-name="Table1.2">
          <table:table-cell table:style-name="Table1.B1" office:value-type="string">
            <text:p text:style-name="P12">A8</text:p>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2"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Q1" office:value-type="string">
            <text:p text:style-name="P12"/>
          </table:table-cell>
        </table:table-row>
        <table:table-row table:style-name="Table1.2">
          <table:table-cell table:style-name="Table1.B1" office:value-type="string">
            <text:p text:style-name="P12">A9</text:p>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2"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Q1" office:value-type="string">
            <text:p text:style-name="P12"/>
          </table:table-cell>
        </table:table-row>
        <table:table-row table:style-name="Table1.2">
          <table:table-cell table:style-name="Table1.B1" office:value-type="string">
            <text:p text:style-name="P12">A10</text:p>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Q1" office:value-type="string">
            <text:p text:style-name="P12"/>
          </table:table-cell>
        </table:table-row>
        <table:table-row table:style-name="Table1.2">
          <table:table-cell table:style-name="Table1.B1" office:value-type="string">
            <text:p text:style-name="P12">A11</text:p>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Q1" office:value-type="string">
            <text:p text:style-name="P12"/>
          </table:table-cell>
        </table:table-row>
        <table:table-row table:style-name="Table1.2">
          <table:table-cell table:style-name="Table1.B1" office:value-type="string">
            <text:p text:style-name="P12">A12</text:p>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Q1" office:value-type="string">
            <text:p text:style-name="P12"/>
          </table:table-cell>
        </table:table-row>
        <table:table-row table:style-name="Table1.2">
          <table:table-cell table:style-name="Table1.B1" office:value-type="string">
            <text:p text:style-name="P12">A13</text:p>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B1" office:value-type="string">
            <text:p text:style-name="P12"/>
          </table:table-cell>
          <table:table-cell table:style-name="Table1.Q14" office:value-type="string">
            <text:p text:style-name="P12"/>
          </table:table-cell>
        </table:table-row>
      </table:table>
      <text:p text:style-name="P11"/>
      <text:p text:style-name="P3"><text:span text:style-name="T9">Paralelamente al desarrollo de estas actividades se procederá a la preparación del Informe correspondiente al Proyecto Final.</text:span></text:p>
      <text:p text:style-name="P3"><text:soft-page-break/><text:span text:style-name="T9">La realización de este proyecto comenzó el 04/01/2021 y se estima una duración de 16 semanas a partir de esa fecha.</text:span></text:p>
      <text:p text:style-name="P15"/>
      <text:p text:style-name="P3"><text:span text:style-name="T8">Vinculación con Proyectos de Investigación del DCIC</text:span></text:p>
      <text:p text:style-name="P9"/>
      <text:p text:style-name="P16"/>
      <text:p text:style-name="P15">Este proyecto final se encuentra vinculado al PGI <text:span text:style-name="T12">Detección de riesgo de Diabetes Mellitus tipo 2 a través de las huellas dactilares</text:span> (24-ZN35)</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055in" fo:margin-bottom="0.0417in" loext:contextual-spacing="false" fo:line-height="100%" fo:keep-with-next="always"/>
      <style:text-properties style:font-name="Liberation Sans1" fo:font-family="'Liberation Sans'" style:font-family-generic="roman" style:font-pitch="variable" fo:font-size="17pt" fo:font-weight="bold" style:font-name-asian="Liberation Sans2" style:font-family-asian="'Liberation Sans'" style:font-family-generic-asian="system" style:font-pitch-asian="variable" style:font-size-asian="17pt" style:font-weight-asian="bold" style:font-name-complex="Liberation Sans2" style:font-family-complex="'Liberation Sans'" style:font-family-generic-complex="system" style:font-pitch-complex="variable" style:font-size-complex="17pt"/>
    </style:style>
    <style:style style:name="Heading_20_2" style:display-name="Heading 2" style:family="paragraph" style:parent-style-name="normal" style:next-style-name="Standard" style:default-outline-level="" style:class="text">
      <style:paragraph-properties fo:margin-top="0.3055in" fo:margin-bottom="0.0417in" loext:contextual-spacing="false" fo:line-height="100%"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3055in" fo:margin-bottom="0.0417in" loext:contextual-spacing="false" fo:line-height="100%"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3055in" fo:margin-bottom="0.0417in" loext:contextual-spacing="false" fo:line-height="100%"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5" meta:paragraph-count="82" meta:word-count="813" meta:character-count="5314" meta:non-whitespace-character-count="4578"/>
    <meta:generator>LibreOfficeDev/6.0.5.2$Linux_X86_64 LibreOffice_project/</meta:generator>
  </office:meta>
</office:document-meta>
</file>